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61141" draw:fill-color="#ff972f" draw:textarea-horizontal-align="justify" draw:textarea-vertical-align="middle" draw:auto-grow-height="false" fo:min-height="2.937cm" fo:min-width="4.919cm"/>
      <style:paragraph-properties style:writing-mode="lr-tb"/>
    </style:style>
    <style:style style:name="gr2" style:family="graphic" style:parent-style-name="standard">
      <style:graphic-properties svg:stroke-color="#861141" draw:fill-color="#ff972f" draw:textarea-horizontal-align="justify" draw:textarea-vertical-align="middle" draw:auto-grow-height="false" fo:min-height="2.938cm" fo:min-width="4.919cm"/>
      <style:paragraph-properties style:writing-mode="lr-tb"/>
    </style:style>
    <style:style style:name="gr3" style:family="graphic" style:parent-style-name="standard">
      <style:graphic-properties svg:stroke-color="#111111" draw:fill-color="#77bc65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861141" draw:fill-color="#ff972f" draw:textarea-horizontal-align="justify" draw:textarea-vertical-align="middle" draw:auto-grow-height="false" fo:min-height="2.318cm" fo:min-width="2.171cm"/>
      <style:paragraph-properties style:writing-mode="lr-tb"/>
    </style:style>
    <style:style style:name="gr7" style:family="graphic" style:parent-style-name="objectwithoutfill">
      <style:graphic-properties svg:stroke-color="#111111" draw:fill="solid" draw:textarea-vertical-align="middle"/>
    </style:style>
    <style:style style:name="gr8" style:family="graphic" style:parent-style-name="standard">
      <style:graphic-properties svg:stroke-color="#861141" draw:fill-color="#ff972f" draw:textarea-horizontal-align="justify" draw:textarea-vertical-align="middle" draw:auto-grow-height="false" fo:min-height="2.937cm" fo:min-width="4.92cm"/>
      <style:paragraph-properties style:writing-mode="lr-tb"/>
    </style:style>
    <style:style style:name="gr9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19cm" svg:height="3.187cm" svg:x="7.842cm" svg:y="2.1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19cm" svg:height="3.188cm" svg:x="1.4cm" svg:y="7.549cm">
          <text:p text:style-name="P1">Reac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419cm" svg:height="3.188cm" svg:x="7.842cm" svg:y="7.549cm">
          <text:p text:style-name="P1">Docu. Reac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419cm" svg:height="3.188cm" svg:x="14.163cm" svg:y="7.549cm">
          <text:p text:style-name="P1">Docu. AR.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51cm" svg:y1="5.287cm" svg:x2="16.872cm" svg:y2="7.549cm" draw:start-shape="id1" draw:start-glue-point="2" draw:end-shape="id2" draw:end-glue-point="0" svg:d="M10551 5287v1131h6321v1131" svg:viewBox="0 0 6322 2263">
          <text:p/>
        </draw:connector>
        <draw:connector draw:style-name="gr4" draw:text-style-name="P1" draw:layer="layout" svg:x1="4.109cm" svg:y1="7.549cm" svg:x2="10.551cm" svg:y2="5.287cm" draw:start-shape="id3" draw:start-glue-point="0" draw:end-shape="id1" draw:end-glue-point="2" svg:d="M4109 7549v-1131h6442v-1131" svg:viewBox="0 0 6443 2263">
          <text:p/>
        </draw:connector>
        <draw:connector draw:style-name="gr5" draw:text-style-name="P4" draw:layer="layout" draw:type="line" svg:x1="10.551cm" svg:y1="7.549cm" svg:x2="10.551cm" svg:y2="5.287cm" draw:start-shape="id4" draw:start-glue-point="0" draw:end-shape="id1" draw:end-glue-point="2" svg:d="M10551 7549v-2262" svg:viewBox="0 0 1 2263">
          <text:p/>
        </draw:connector>
        <draw:custom-shape draw:style-name="gr6" draw:text-style-name="P2" xml:id="id5" draw:id="id5" draw:layer="layout" svg:width="3.775cm" svg:height="3.63cm" svg:x="14.999cm" svg:y="13.204cm">
          <text:p text:style-name="P1">Markers.pd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16.887cm" svg:y1="13.204cm" svg:x2="16.872cm" svg:y2="10.737cm" draw:start-shape="id5" draw:start-glue-point="4" draw:end-shape="id2" draw:end-glue-point="2" svg:d="M16887 13204l-15-2467" svg:viewBox="0 0 16 2468">
          <text:p/>
        </draw:connector>
        <draw:custom-shape draw:style-name="gr1" draw:text-style-name="P2" xml:id="id6" draw:id="id6" draw:layer="layout" svg:width="5.419cm" svg:height="3.187cm" svg:x="1.4cm" svg:y="20.813cm">
          <text:p text:style-name="P1">Modul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5.419cm" svg:height="3.187cm" svg:x="14.079cm" svg:y="20.813cm">
          <text:p text:style-name="P1">Modul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" draw:id="id7" draw:layer="layout" svg:width="5.42cm" svg:height="3.187cm" svg:x="7.739cm" svg:y="20.813cm">
          <text:p text:style-name="P1">Module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4.109cm" svg:y1="10.737cm" svg:x2="4.109cm" svg:y2="20.813cm" draw:start-shape="id3" draw:start-glue-point="2" draw:end-shape="id6" draw:end-glue-point="0" svg:d="M4109 10737v10076" svg:viewBox="0 0 1 10077">
          <text:p/>
        </draw:connector>
        <draw:connector draw:style-name="gr9" draw:text-style-name="P1" draw:layer="layout" draw:line-skew="3.125cm" svg:x1="4.109cm" svg:y1="10.737cm" svg:x2="10.449cm" svg:y2="20.813cm" draw:start-shape="id3" draw:start-glue-point="2" draw:end-shape="id7" draw:end-glue-point="0" svg:d="M4109 10737v8163h6340v1913" svg:viewBox="0 0 6341 10077">
          <text:p/>
        </draw:connector>
        <draw:connector draw:style-name="gr9" draw:text-style-name="P1" draw:layer="layout" draw:line-skew="3.125cm" svg:x1="4.109cm" svg:y1="10.737cm" svg:x2="16.788cm" svg:y2="20.813cm" draw:start-shape="id3" draw:start-glue-point="2" draw:end-shape="id8" draw:end-glue-point="0" svg:d="M4109 10737v8163h12679v1913" svg:viewBox="0 0 12680 100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7:59:35.404726903</meta:creation-date>
    <dc:date>2021-02-04T18:21:51.081337170</dc:date>
    <meta:editing-duration>PT1M55S</meta:editing-duration>
    <meta:editing-cycles>1</meta:editing-cycles>
    <meta:document-statistic meta:object-count="15"/>
    <meta:generator>LibreOffice/6.4.6.2$Linux_X86_64 LibreOffice_project/40$Build-2</meta:generator>
  </office:meta>
</office:document-meta>
</file>